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8.0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2" table:default-cell-style-name="Default"/>
        <table:table-column table:style-name="co2" table:default-cell-style-name="ce2"/>
        <table:table-row table:style-name="ro1">
          <table:table-cell office:value-type="string" calcext:value-type="string">
            <text:p>21_FIRE</text:p>
          </table:table-cell>
          <table:table-cell office:value-type="float" office:value="457.9" calcext:value-type="float">
            <text:p>457.9</text:p>
          </table:table-cell>
          <table:table-cell office:value-type="float" office:value="1" calcext:value-type="float">
            <text:p>1.0</text:p>
          </table:table-cell>
          <table:table-cell office:value-type="float" office:value="1433.4" calcext:value-type="float">
            <text:p>1433.4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table:style-name="ce1" office:value-type="string" calcext:value-type="string">
            <text:p>21_FIRE_OFC</text:p>
          </table:table-cell>
          <table:table-cell office:value-type="float" office:value="457.9" calcext:value-type="float">
            <text:p>457.9</text:p>
          </table:table-cell>
          <table:table-cell office:value-type="float" office:value="1" calcext:value-type="float">
            <text:p>1.0</text:p>
          </table:table-cell>
          <table:table-cell office:value-type="float" office:value="496.8" calcext:value-type="float">
            <text:p>496.8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21_RESCUE</text:p>
          </table:table-cell>
          <table:table-cell office:value-type="float" office:value="457.9" calcext:value-type="float">
            <text:p>457.9</text:p>
          </table:table-cell>
          <table:table-cell office:value-type="float" office:value="1" calcext:value-type="float">
            <text:p>1.0</text:p>
          </table:table-cell>
          <table:table-cell office:value-type="float" office:value="1217.8" calcext:value-type="float">
            <text:p>1217.8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21_RESCUE_DUTY</text:p>
          </table:table-cell>
          <table:table-cell office:value-type="float" office:value="457.9" calcext:value-type="float">
            <text:p>457.9</text:p>
          </table:table-cell>
          <table:table-cell office:value-type="float" office:value="1" calcext:value-type="float">
            <text:p>1.0</text:p>
          </table:table-cell>
          <table:table-cell office:value-type="float" office:value="1642" calcext:value-type="float">
            <text:p>1642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21_RESCUE_OFC</text:p>
          </table:table-cell>
          <table:table-cell office:value-type="float" office:value="457.9" calcext:value-type="float">
            <text:p>457.9</text:p>
          </table:table-cell>
          <table:table-cell office:value-type="float" office:value="1" calcext:value-type="float">
            <text:p>1.0</text:p>
          </table:table-cell>
          <table:table-cell office:value-type="float" office:value="1395" calcext:value-type="float">
            <text:p>1395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22_HAZMAT</text:p>
          </table:table-cell>
          <table:table-cell office:value-type="float" office:value="1830.5" calcext:value-type="float">
            <text:p>1830.5</text:p>
          </table:table-cell>
          <table:table-cell office:value-type="float" office:value="1" calcext:value-type="float">
            <text:p>1.0</text:p>
          </table:table-cell>
          <table:table-cell office:value-type="float" office:value="1153.4" calcext:value-type="float">
            <text:p>1153.4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23_FIRE</text:p>
          </table:table-cell>
          <table:table-cell office:value-type="float" office:value="483.5" calcext:value-type="float">
            <text:p>483.5</text:p>
          </table:table-cell>
          <table:table-cell office:value-type="float" office:value="1" calcext:value-type="float">
            <text:p>1.0</text:p>
          </table:table-cell>
          <table:table-cell office:value-type="float" office:value="1251.4" calcext:value-type="float">
            <text:p>1251.4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23_FIRE_OFC</text:p>
          </table:table-cell>
          <table:table-cell office:value-type="float" office:value="483.5" calcext:value-type="float">
            <text:p>483.5</text:p>
          </table:table-cell>
          <table:table-cell office:value-type="float" office:value="1" calcext:value-type="float">
            <text:p>1.0</text:p>
          </table:table-cell>
          <table:table-cell office:value-type="float" office:value="1357.6" calcext:value-type="float">
            <text:p>1357.6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26_FIRE</text:p>
          </table:table-cell>
          <table:table-cell office:value-type="float" office:value="510.5" calcext:value-type="float">
            <text:p>510.5</text:p>
          </table:table-cell>
          <table:table-cell office:value-type="float" office:value="1" calcext:value-type="float">
            <text:p>1.0</text:p>
          </table:table-cell>
          <table:table-cell office:value-type="float" office:value="1251.4" calcext:value-type="float">
            <text:p>1251.4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26_FIRE_OFC</text:p>
          </table:table-cell>
          <table:table-cell office:value-type="float" office:value="510.5" calcext:value-type="float">
            <text:p>510.5</text:p>
          </table:table-cell>
          <table:table-cell office:value-type="float" office:value="1" calcext:value-type="float">
            <text:p>1.0</text:p>
          </table:table-cell>
          <table:table-cell office:value-type="float" office:value="1357.6" calcext:value-type="float">
            <text:p>1357.6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27_FIRE</text:p>
          </table:table-cell>
          <table:table-cell office:value-type="float" office:value="539" calcext:value-type="float">
            <text:p>539</text:p>
          </table:table-cell>
          <table:table-cell office:value-type="float" office:value="1" calcext:value-type="float">
            <text:p>1.0</text:p>
          </table:table-cell>
          <table:table-cell office:value-type="float" office:value="1433.4" calcext:value-type="float">
            <text:p>1433.4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27_FIRE_OFC</text:p>
          </table:table-cell>
          <table:table-cell office:value-type="float" office:value="539" calcext:value-type="float">
            <text:p>539</text:p>
          </table:table-cell>
          <table:table-cell office:value-type="float" office:value="1" calcext:value-type="float">
            <text:p>1.0</text:p>
          </table:table-cell>
          <table:table-cell office:value-type="float" office:value="496.8" calcext:value-type="float">
            <text:p>496.8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28_FIRE</text:p>
          </table:table-cell>
          <table:table-cell office:value-type="float" office:value="553.9" calcext:value-type="float">
            <text:p>553.9</text:p>
          </table:table-cell>
          <table:table-cell office:value-type="float" office:value="1" calcext:value-type="float">
            <text:p>1.0</text:p>
          </table:table-cell>
          <table:table-cell office:value-type="float" office:value="1251.4" calcext:value-type="float">
            <text:p>1251.4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28_FIRE_OFC</text:p>
          </table:table-cell>
          <table:table-cell office:value-type="float" office:value="553.9" calcext:value-type="float">
            <text:p>553.9</text:p>
          </table:table-cell>
          <table:table-cell office:value-type="float" office:value="1" calcext:value-type="float">
            <text:p>1.0</text:p>
          </table:table-cell>
          <table:table-cell office:value-type="float" office:value="1357.6" calcext:value-type="float">
            <text:p>1357.6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28_RESCUE</text:p>
          </table:table-cell>
          <table:table-cell office:value-type="float" office:value="553.9" calcext:value-type="float">
            <text:p>553.9</text:p>
          </table:table-cell>
          <table:table-cell office:value-type="float" office:value="1" calcext:value-type="float">
            <text:p>1.0</text:p>
          </table:table-cell>
          <table:table-cell office:value-type="float" office:value="1122.5" calcext:value-type="float">
            <text:p>1122.5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28_RESCUE_DUTY</text:p>
          </table:table-cell>
          <table:table-cell office:value-type="float" office:value="553.9" calcext:value-type="float">
            <text:p>553.9</text:p>
          </table:table-cell>
          <table:table-cell office:value-type="float" office:value="1" calcext:value-type="float">
            <text:p>1.0</text:p>
          </table:table-cell>
          <table:table-cell office:value-type="float" office:value="1642" calcext:value-type="float">
            <text:p>1642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28_RESCUE_OFC</text:p>
          </table:table-cell>
          <table:table-cell office:value-type="float" office:value="553.9" calcext:value-type="float">
            <text:p>553.9</text:p>
          </table:table-cell>
          <table:table-cell office:value-type="float" office:value="1" calcext:value-type="float">
            <text:p>1.0</text:p>
          </table:table-cell>
          <table:table-cell office:value-type="float" office:value="1185.2" calcext:value-type="float">
            <text:p>1185.2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29_FIRE</text:p>
          </table:table-cell>
          <table:table-cell office:value-type="float" office:value="569.1" calcext:value-type="float">
            <text:p>569.1</text:p>
          </table:table-cell>
          <table:table-cell office:value-type="float" office:value="1" calcext:value-type="float">
            <text:p>1.0</text:p>
          </table:table-cell>
          <table:table-cell office:value-type="float" office:value="1433.4" calcext:value-type="float">
            <text:p>1433.4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29_FIRE_OFC</text:p>
          </table:table-cell>
          <table:table-cell office:value-type="float" office:value="569.1" calcext:value-type="float">
            <text:p>569.1</text:p>
          </table:table-cell>
          <table:table-cell office:value-type="float" office:value="1" calcext:value-type="float">
            <text:p>1.0</text:p>
          </table:table-cell>
          <table:table-cell office:value-type="float" office:value="496.8" calcext:value-type="float">
            <text:p>496.8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33_WCFM</text:p>
          </table:table-cell>
          <table:table-cell office:value-type="float" office:value="1830.5" calcext:value-type="float">
            <text:p>1830.5</text:p>
          </table:table-cell>
          <table:table-cell office:value-type="float" office:value="1" calcext:value-type="float">
            <text:p>1.0</text:p>
          </table:table-cell>
          <table:table-cell office:value-type="float" office:value="1185.2" calcext:value-type="float">
            <text:p>1185.2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38_FIRE</text:p>
          </table:table-cell>
          <table:table-cell office:value-type="float" office:value="634.5" calcext:value-type="float">
            <text:p>634.5</text:p>
          </table:table-cell>
          <table:table-cell office:value-type="float" office:value="1" calcext:value-type="float">
            <text:p>1.0</text:p>
          </table:table-cell>
          <table:table-cell office:value-type="float" office:value="1251.4" calcext:value-type="float">
            <text:p>1251.4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38_FIRE_OFC</text:p>
          </table:table-cell>
          <table:table-cell office:value-type="float" office:value="634.5" calcext:value-type="float">
            <text:p>634.5</text:p>
          </table:table-cell>
          <table:table-cell office:value-type="float" office:value="1" calcext:value-type="float">
            <text:p>1.0</text:p>
          </table:table-cell>
          <table:table-cell office:value-type="float" office:value="1357.6" calcext:value-type="float">
            <text:p>1357.6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39_FIRE</text:p>
          </table:table-cell>
          <table:table-cell office:value-type="float" office:value="669.9" calcext:value-type="float">
            <text:p>669.9</text:p>
          </table:table-cell>
          <table:table-cell office:value-type="float" office:value="1" calcext:value-type="float">
            <text:p>1.0</text:p>
          </table:table-cell>
          <table:table-cell office:value-type="float" office:value="1433.4" calcext:value-type="float">
            <text:p>1433.4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39_FIRE_OFC</text:p>
          </table:table-cell>
          <table:table-cell office:value-type="float" office:value="669.9" calcext:value-type="float">
            <text:p>669.9</text:p>
          </table:table-cell>
          <table:table-cell office:value-type="float" office:value="1" calcext:value-type="float">
            <text:p>1.0</text:p>
          </table:table-cell>
          <table:table-cell office:value-type="float" office:value="496.8" calcext:value-type="float">
            <text:p>496.8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39_RESCUE</text:p>
          </table:table-cell>
          <table:table-cell office:value-type="float" office:value="669.9" calcext:value-type="float">
            <text:p>669.9</text:p>
          </table:table-cell>
          <table:table-cell office:value-type="float" office:value="1" calcext:value-type="float">
            <text:p>1.0</text:p>
          </table:table-cell>
          <table:table-cell office:value-type="float" office:value="1217.8" calcext:value-type="float">
            <text:p>1217.8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39_RESCUE_DUTY</text:p>
          </table:table-cell>
          <table:table-cell office:value-type="float" office:value="669.9" calcext:value-type="float">
            <text:p>669.9</text:p>
          </table:table-cell>
          <table:table-cell office:value-type="float" office:value="1" calcext:value-type="float">
            <text:p>1.0</text:p>
          </table:table-cell>
          <table:table-cell office:value-type="float" office:value="1530.5" calcext:value-type="float">
            <text:p>1530.5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39_RESCUE_OFC</text:p>
          </table:table-cell>
          <table:table-cell office:value-type="float" office:value="669.9" calcext:value-type="float">
            <text:p>669.9</text:p>
          </table:table-cell>
          <table:table-cell office:value-type="float" office:value="1" calcext:value-type="float">
            <text:p>1.0</text:p>
          </table:table-cell>
          <table:table-cell office:value-type="float" office:value="1395" calcext:value-type="float">
            <text:p>1395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41_FIRE</text:p>
          </table:table-cell>
          <table:table-cell office:value-type="float" office:value="688.3" calcext:value-type="float">
            <text:p>688.3</text:p>
          </table:table-cell>
          <table:table-cell office:value-type="float" office:value="1" calcext:value-type="float">
            <text:p>1.0</text:p>
          </table:table-cell>
          <table:table-cell office:value-type="float" office:value="1251.4" calcext:value-type="float">
            <text:p>1251.4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41_FIRE_OFC</text:p>
          </table:table-cell>
          <table:table-cell office:value-type="float" office:value="688.3" calcext:value-type="float">
            <text:p>688.3</text:p>
          </table:table-cell>
          <table:table-cell office:value-type="float" office:value="1" calcext:value-type="float">
            <text:p>1.0</text:p>
          </table:table-cell>
          <table:table-cell office:value-type="float" office:value="1357.6" calcext:value-type="float">
            <text:p>1357.6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41_RESCUE</text:p>
          </table:table-cell>
          <table:table-cell office:value-type="float" office:value="688.3" calcext:value-type="float">
            <text:p>688.3</text:p>
          </table:table-cell>
          <table:table-cell office:value-type="float" office:value="1" calcext:value-type="float">
            <text:p>1.0</text:p>
          </table:table-cell>
          <table:table-cell office:value-type="float" office:value="1122.5" calcext:value-type="float">
            <text:p>1122.5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41_RESCUE_DUTY</text:p>
          </table:table-cell>
          <table:table-cell office:value-type="float" office:value="688.3" calcext:value-type="float">
            <text:p>688.3</text:p>
          </table:table-cell>
          <table:table-cell office:value-type="float" office:value="1" calcext:value-type="float">
            <text:p>1.0</text:p>
          </table:table-cell>
          <table:table-cell office:value-type="float" office:value="1642" calcext:value-type="float">
            <text:p>1642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41_RESCUE_OFC</text:p>
          </table:table-cell>
          <table:table-cell office:value-type="float" office:value="688.3" calcext:value-type="float">
            <text:p>688.3</text:p>
          </table:table-cell>
          <table:table-cell office:value-type="float" office:value="1" calcext:value-type="float">
            <text:p>1.0</text:p>
          </table:table-cell>
          <table:table-cell office:value-type="float" office:value="1185.2" calcext:value-type="float">
            <text:p>1185.2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46_FIRE</text:p>
          </table:table-cell>
          <table:table-cell office:value-type="float" office:value="707.3" calcext:value-type="float">
            <text:p>707.3</text:p>
          </table:table-cell>
          <table:table-cell office:value-type="float" office:value="1" calcext:value-type="float">
            <text:p>1.0</text:p>
          </table:table-cell>
          <table:table-cell office:value-type="float" office:value="1433.4" calcext:value-type="float">
            <text:p>1433.4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46_FIRE_OFC</text:p>
          </table:table-cell>
          <table:table-cell office:value-type="float" office:value="707.3" calcext:value-type="float">
            <text:p>707.3</text:p>
          </table:table-cell>
          <table:table-cell office:value-type="float" office:value="1" calcext:value-type="float">
            <text:p>1.0</text:p>
          </table:table-cell>
          <table:table-cell office:value-type="float" office:value="496.8" calcext:value-type="float">
            <text:p>496.8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46_RESCUE</text:p>
          </table:table-cell>
          <table:table-cell office:value-type="float" office:value="707.3" calcext:value-type="float">
            <text:p>707.3</text:p>
          </table:table-cell>
          <table:table-cell office:value-type="float" office:value="1" calcext:value-type="float">
            <text:p>1.0</text:p>
          </table:table-cell>
          <table:table-cell office:value-type="float" office:value="1217.8" calcext:value-type="float">
            <text:p>1217.8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46_RESCUE_DUTY</text:p>
          </table:table-cell>
          <table:table-cell office:value-type="float" office:value="707.3" calcext:value-type="float">
            <text:p>707.3</text:p>
          </table:table-cell>
          <table:table-cell office:value-type="float" office:value="1" calcext:value-type="float">
            <text:p>1.0</text:p>
          </table:table-cell>
          <table:table-cell office:value-type="float" office:value="1598" calcext:value-type="float">
            <text:p>1598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46_RESCUE_OFC</text:p>
          </table:table-cell>
          <table:table-cell office:value-type="float" office:value="707.3" calcext:value-type="float">
            <text:p>707.3</text:p>
          </table:table-cell>
          <table:table-cell office:value-type="float" office:value="1" calcext:value-type="float">
            <text:p>1.0</text:p>
          </table:table-cell>
          <table:table-cell office:value-type="float" office:value="1395" calcext:value-type="float">
            <text:p>1395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55_FIRE_ACAD</text:p>
          </table:table-cell>
          <table:table-cell office:value-type="float" office:value="1830.5" calcext:value-type="float">
            <text:p>1830.5</text:p>
          </table:table-cell>
          <table:table-cell office:value-type="float" office:value="1" calcext:value-type="float">
            <text:p>1.0</text:p>
          </table:table-cell>
          <table:table-cell office:value-type="float" office:value="1251.4" calcext:value-type="float">
            <text:p>1251.4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56_RESCUE</text:p>
          </table:table-cell>
          <table:table-cell office:value-type="float" office:value="726.8" calcext:value-type="float">
            <text:p>726.8</text:p>
          </table:table-cell>
          <table:table-cell office:value-type="float" office:value="1" calcext:value-type="float">
            <text:p>1.0</text:p>
          </table:table-cell>
          <table:table-cell office:value-type="float" office:value="1122.5" calcext:value-type="float">
            <text:p>1122.5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56_RESCUE_DUTY</text:p>
          </table:table-cell>
          <table:table-cell office:value-type="float" office:value="726.8" calcext:value-type="float">
            <text:p>726.8</text:p>
          </table:table-cell>
          <table:table-cell office:value-type="float" office:value="1" calcext:value-type="float">
            <text:p>1.0</text:p>
          </table:table-cell>
          <table:table-cell office:value-type="float" office:value="1642" calcext:value-type="float">
            <text:p>1642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56_RESCUE_OFC</text:p>
          </table:table-cell>
          <table:table-cell office:value-type="float" office:value="726.8" calcext:value-type="float">
            <text:p>726.8</text:p>
          </table:table-cell>
          <table:table-cell office:value-type="float" office:value="1" calcext:value-type="float">
            <text:p>1.0</text:p>
          </table:table-cell>
          <table:table-cell office:value-type="float" office:value="1433.4" calcext:value-type="float">
            <text:p>1433.4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57_FIRE</text:p>
          </table:table-cell>
          <table:table-cell office:value-type="float" office:value="746.8" calcext:value-type="float">
            <text:p>746.8</text:p>
          </table:table-cell>
          <table:table-cell office:value-type="float" office:value="1" calcext:value-type="float">
            <text:p>1.0</text:p>
          </table:table-cell>
          <table:table-cell office:value-type="float" office:value="1433.4" calcext:value-type="float">
            <text:p>1433.4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57_FIRE_OFC</text:p>
          </table:table-cell>
          <table:table-cell office:value-type="float" office:value="746.8" calcext:value-type="float">
            <text:p>746.8</text:p>
          </table:table-cell>
          <table:table-cell office:value-type="float" office:value="1" calcext:value-type="float">
            <text:p>1.0</text:p>
          </table:table-cell>
          <table:table-cell office:value-type="float" office:value="496.8" calcext:value-type="float">
            <text:p>496.8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72_FIRE</text:p>
          </table:table-cell>
          <table:table-cell office:value-type="float" office:value="2468.2" calcext:value-type="float">
            <text:p>2468.2</text:p>
          </table:table-cell>
          <table:table-cell office:value-type="float" office:value="1" calcext:value-type="float">
            <text:p>1.0</text:p>
          </table:table-cell>
          <table:table-cell office:value-type="float" office:value="1251.4" calcext:value-type="float">
            <text:p>1251.4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72_FIRE_DUTY</text:p>
          </table:table-cell>
          <table:table-cell office:value-type="float" office:value="2468.2" calcext:value-type="float">
            <text:p>2468.2</text:p>
          </table:table-cell>
          <table:table-cell office:value-type="float" office:value="1" calcext:value-type="float">
            <text:p>1.0</text:p>
          </table:table-cell>
          <table:table-cell office:value-type="float" office:value="1321.2" calcext:value-type="float">
            <text:p>1321.2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72_FIRE_OFC</text:p>
          </table:table-cell>
          <table:table-cell office:value-type="float" office:value="2468.2" calcext:value-type="float">
            <text:p>2468.2</text:p>
          </table:table-cell>
          <table:table-cell office:value-type="float" office:value="1" calcext:value-type="float">
            <text:p>1.0</text:p>
          </table:table-cell>
          <table:table-cell office:value-type="float" office:value="1357.6" calcext:value-type="float">
            <text:p>1357.6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73_FIRE</text:p>
          </table:table-cell>
          <table:table-cell office:value-type="float" office:value="810.2" calcext:value-type="float">
            <text:p>810.2</text:p>
          </table:table-cell>
          <table:table-cell office:value-type="float" office:value="1" calcext:value-type="float">
            <text:p>1.0</text:p>
          </table:table-cell>
          <table:table-cell office:value-type="float" office:value="1433.4" calcext:value-type="float">
            <text:p>1433.4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73_FIRE_OFC</text:p>
          </table:table-cell>
          <table:table-cell office:value-type="float" office:value="810.2" calcext:value-type="float">
            <text:p>810.2</text:p>
          </table:table-cell>
          <table:table-cell office:value-type="float" office:value="1" calcext:value-type="float">
            <text:p>1.0</text:p>
          </table:table-cell>
          <table:table-cell office:value-type="float" office:value="496.8" calcext:value-type="float">
            <text:p>496.8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73_RESCUE</text:p>
          </table:table-cell>
          <table:table-cell office:value-type="float" office:value="810.2" calcext:value-type="float">
            <text:p>810.2</text:p>
          </table:table-cell>
          <table:table-cell office:value-type="float" office:value="1" calcext:value-type="float">
            <text:p>1.0</text:p>
          </table:table-cell>
          <table:table-cell office:value-type="float" office:value="1217.8" calcext:value-type="float">
            <text:p>1217.8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73_RESCUE_DUTY</text:p>
          </table:table-cell>
          <table:table-cell office:value-type="float" office:value="810.2" calcext:value-type="float">
            <text:p>810.2</text:p>
          </table:table-cell>
          <table:table-cell office:value-type="float" office:value="1" calcext:value-type="float">
            <text:p>1.0</text:p>
          </table:table-cell>
          <table:table-cell office:value-type="float" office:value="1598" calcext:value-type="float">
            <text:p>1598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73_RESCUE_OFC</text:p>
          </table:table-cell>
          <table:table-cell office:value-type="float" office:value="810.2" calcext:value-type="float">
            <text:p>810.2</text:p>
          </table:table-cell>
          <table:table-cell office:value-type="float" office:value="1" calcext:value-type="float">
            <text:p>1.0</text:p>
          </table:table-cell>
          <table:table-cell office:value-type="float" office:value="1395" calcext:value-type="float">
            <text:p>1395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74_FIRE</text:p>
          </table:table-cell>
          <table:table-cell office:value-type="float" office:value="832.5" calcext:value-type="float">
            <text:p>832.5</text:p>
          </table:table-cell>
          <table:table-cell office:value-type="float" office:value="1" calcext:value-type="float">
            <text:p>1.0</text:p>
          </table:table-cell>
          <table:table-cell office:value-type="float" office:value="1251.4" calcext:value-type="float">
            <text:p>1251.4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74_FIRE_OFC</text:p>
          </table:table-cell>
          <table:table-cell office:value-type="float" office:value="832.5" calcext:value-type="float">
            <text:p>832.5</text:p>
          </table:table-cell>
          <table:table-cell office:value-type="float" office:value="1" calcext:value-type="float">
            <text:p>1.0</text:p>
          </table:table-cell>
          <table:table-cell office:value-type="float" office:value="1357.6" calcext:value-type="float">
            <text:p>1357.6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74_RESCUE</text:p>
          </table:table-cell>
          <table:table-cell office:value-type="float" office:value="832.5" calcext:value-type="float">
            <text:p>832.5</text:p>
          </table:table-cell>
          <table:table-cell office:value-type="float" office:value="1" calcext:value-type="float">
            <text:p>1.0</text:p>
          </table:table-cell>
          <table:table-cell office:value-type="float" office:value="1122.5" calcext:value-type="float">
            <text:p>1122.5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74_RESCUE_DUTY</text:p>
          </table:table-cell>
          <table:table-cell office:value-type="float" office:value="832.5" calcext:value-type="float">
            <text:p>832.5</text:p>
          </table:table-cell>
          <table:table-cell office:value-type="float" office:value="1" calcext:value-type="float">
            <text:p>1.0</text:p>
          </table:table-cell>
          <table:table-cell office:value-type="float" office:value="1642" calcext:value-type="float">
            <text:p>1642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74_RESCUE_OFC</text:p>
          </table:table-cell>
          <table:table-cell office:value-type="float" office:value="832.5" calcext:value-type="float">
            <text:p>832.5</text:p>
          </table:table-cell>
          <table:table-cell office:value-type="float" office:value="1" calcext:value-type="float">
            <text:p>1.0</text:p>
          </table:table-cell>
          <table:table-cell office:value-type="float" office:value="1185.2" calcext:value-type="float">
            <text:p>1185.2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75_FIRE</text:p>
          </table:table-cell>
          <table:table-cell office:value-type="float" office:value="855.5" calcext:value-type="float">
            <text:p>855.5</text:p>
          </table:table-cell>
          <table:table-cell office:value-type="float" office:value="1" calcext:value-type="float">
            <text:p>1.0</text:p>
          </table:table-cell>
          <table:table-cell office:value-type="float" office:value="1433.4" calcext:value-type="float">
            <text:p>1433.4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75_FIRE_OFC</text:p>
          </table:table-cell>
          <table:table-cell office:value-type="float" office:value="855.5" calcext:value-type="float">
            <text:p>855.5</text:p>
          </table:table-cell>
          <table:table-cell office:value-type="float" office:value="1" calcext:value-type="float">
            <text:p>1.0</text:p>
          </table:table-cell>
          <table:table-cell office:value-type="float" office:value="496.8" calcext:value-type="float">
            <text:p>496.8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76_FIRE</text:p>
          </table:table-cell>
          <table:table-cell office:value-type="float" office:value="879" calcext:value-type="float">
            <text:p>879</text:p>
          </table:table-cell>
          <table:table-cell office:value-type="float" office:value="1" calcext:value-type="float">
            <text:p>1.0</text:p>
          </table:table-cell>
          <table:table-cell office:value-type="float" office:value="1251.4" calcext:value-type="float">
            <text:p>1251.4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76_FIRE_OFC</text:p>
          </table:table-cell>
          <table:table-cell office:value-type="float" office:value="879" calcext:value-type="float">
            <text:p>879</text:p>
          </table:table-cell>
          <table:table-cell office:value-type="float" office:value="1" calcext:value-type="float">
            <text:p>1.0</text:p>
          </table:table-cell>
          <table:table-cell office:value-type="float" office:value="1357.6" calcext:value-type="float">
            <text:p>1357.6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78_FIRE</text:p>
          </table:table-cell>
          <table:table-cell office:value-type="float" office:value="903.2" calcext:value-type="float">
            <text:p>903.2</text:p>
          </table:table-cell>
          <table:table-cell office:value-type="float" office:value="1" calcext:value-type="float">
            <text:p>1.0</text:p>
          </table:table-cell>
          <table:table-cell office:value-type="float" office:value="1433.4" calcext:value-type="float">
            <text:p>1433.4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78_FIRE_OFC</text:p>
          </table:table-cell>
          <table:table-cell office:value-type="float" office:value="903.2" calcext:value-type="float">
            <text:p>903.2</text:p>
          </table:table-cell>
          <table:table-cell office:value-type="float" office:value="1" calcext:value-type="float">
            <text:p>1.0</text:p>
          </table:table-cell>
          <table:table-cell office:value-type="float" office:value="496.8" calcext:value-type="float">
            <text:p>496.8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78_RESCUE</text:p>
          </table:table-cell>
          <table:table-cell office:value-type="float" office:value="903.2" calcext:value-type="float">
            <text:p>903.2</text:p>
          </table:table-cell>
          <table:table-cell office:value-type="float" office:value="1" calcext:value-type="float">
            <text:p>1.0</text:p>
          </table:table-cell>
          <table:table-cell office:value-type="float" office:value="1217.8" calcext:value-type="float">
            <text:p>1217.8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78_RESCUE_DUTY</text:p>
          </table:table-cell>
          <table:table-cell office:value-type="float" office:value="903.2" calcext:value-type="float">
            <text:p>903.2</text:p>
          </table:table-cell>
          <table:table-cell office:value-type="float" office:value="1" calcext:value-type="float">
            <text:p>1.0</text:p>
          </table:table-cell>
          <table:table-cell office:value-type="float" office:value="1598" calcext:value-type="float">
            <text:p>1598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78_RESCUE_OFC</text:p>
          </table:table-cell>
          <table:table-cell office:value-type="float" office:value="903.2" calcext:value-type="float">
            <text:p>903.2</text:p>
          </table:table-cell>
          <table:table-cell office:value-type="float" office:value="1" calcext:value-type="float">
            <text:p>1.0</text:p>
          </table:table-cell>
          <table:table-cell office:value-type="float" office:value="1395" calcext:value-type="float">
            <text:p>1395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82_FIRE</text:p>
          </table:table-cell>
          <table:table-cell office:value-type="float" office:value="928.1" calcext:value-type="float">
            <text:p>928.1</text:p>
          </table:table-cell>
          <table:table-cell office:value-type="float" office:value="1" calcext:value-type="float">
            <text:p>1.0</text:p>
          </table:table-cell>
          <table:table-cell office:value-type="float" office:value="1251.4" calcext:value-type="float">
            <text:p>1251.4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82_FIRE_OFC</text:p>
          </table:table-cell>
          <table:table-cell office:value-type="float" office:value="928.1" calcext:value-type="float">
            <text:p>928.1</text:p>
          </table:table-cell>
          <table:table-cell office:value-type="float" office:value="1" calcext:value-type="float">
            <text:p>1.0</text:p>
          </table:table-cell>
          <table:table-cell office:value-type="float" office:value="1357.6" calcext:value-type="float">
            <text:p>1357.6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83_FIRE</text:p>
          </table:table-cell>
          <table:table-cell office:value-type="float" office:value="953.7" calcext:value-type="float">
            <text:p>953.7</text:p>
          </table:table-cell>
          <table:table-cell office:value-type="float" office:value="1" calcext:value-type="float">
            <text:p>1.0</text:p>
          </table:table-cell>
          <table:table-cell office:value-type="float" office:value="1433.4" calcext:value-type="float">
            <text:p>1433.4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83_FIRE_OFC</text:p>
          </table:table-cell>
          <table:table-cell office:value-type="float" office:value="953.7" calcext:value-type="float">
            <text:p>953.7</text:p>
          </table:table-cell>
          <table:table-cell office:value-type="float" office:value="1" calcext:value-type="float">
            <text:p>1.0</text:p>
          </table:table-cell>
          <table:table-cell office:value-type="float" office:value="496.8" calcext:value-type="float">
            <text:p>496.8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83_RESCUE</text:p>
          </table:table-cell>
          <table:table-cell office:value-type="float" office:value="953.7" calcext:value-type="float">
            <text:p>953.7</text:p>
          </table:table-cell>
          <table:table-cell office:value-type="float" office:value="1" calcext:value-type="float">
            <text:p>1.0</text:p>
          </table:table-cell>
          <table:table-cell office:value-type="float" office:value="1217.8" calcext:value-type="float">
            <text:p>1217.8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83_RESCUE_DUTY</text:p>
          </table:table-cell>
          <table:table-cell office:value-type="float" office:value="953.7" calcext:value-type="float">
            <text:p>953.7</text:p>
          </table:table-cell>
          <table:table-cell office:value-type="float" office:value="1" calcext:value-type="float">
            <text:p>1.0</text:p>
          </table:table-cell>
          <table:table-cell office:value-type="float" office:value="1598" calcext:value-type="float">
            <text:p>1598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83_RESCUE_OFC</text:p>
          </table:table-cell>
          <table:table-cell office:value-type="float" office:value="953.7" calcext:value-type="float">
            <text:p>953.7</text:p>
          </table:table-cell>
          <table:table-cell office:value-type="float" office:value="1" calcext:value-type="float">
            <text:p>1.0</text:p>
          </table:table-cell>
          <table:table-cell office:value-type="float" office:value="1217.8" calcext:value-type="float">
            <text:p>1217.8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85_SCART</text:p>
          </table:table-cell>
          <table:table-cell office:value-type="float" office:value="1092.4" calcext:value-type="float">
            <text:p>1092.4</text:p>
          </table:table-cell>
          <table:table-cell office:value-type="float" office:value="1" calcext:value-type="float">
            <text:p>1.0</text:p>
          </table:table-cell>
          <table:table-cell office:value-type="float" office:value="1153.4" calcext:value-type="float">
            <text:p>1153.4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88_WC_TAC</text:p>
          </table:table-cell>
          <table:table-cell office:value-type="float" office:value="1092.4" calcext:value-type="float">
            <text:p>1092.4</text:p>
          </table:table-cell>
          <table:table-cell office:value-type="float" office:value="1" calcext:value-type="float">
            <text:p>1.0</text:p>
          </table:table-cell>
          <table:table-cell office:value-type="float" office:value="1251.4" calcext:value-type="float">
            <text:p>1251.4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91_FIRE</text:p>
          </table:table-cell>
          <table:table-cell office:value-type="float" office:value="979.9" calcext:value-type="float">
            <text:p>979.9</text:p>
          </table:table-cell>
          <table:table-cell office:value-type="float" office:value="1" calcext:value-type="float">
            <text:p>1.0</text:p>
          </table:table-cell>
          <table:table-cell office:value-type="float" office:value="1251.4" calcext:value-type="float">
            <text:p>1251.4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91_FIRE_OFC</text:p>
          </table:table-cell>
          <table:table-cell office:value-type="float" office:value="979.9" calcext:value-type="float">
            <text:p>979.9</text:p>
          </table:table-cell>
          <table:table-cell office:value-type="float" office:value="1" calcext:value-type="float">
            <text:p>1.0</text:p>
          </table:table-cell>
          <table:table-cell office:value-type="float" office:value="1357.6" calcext:value-type="float">
            <text:p>1357.6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94_FIRE</text:p>
          </table:table-cell>
          <table:table-cell office:value-type="float" office:value="1006.9" calcext:value-type="float">
            <text:p>1006.9</text:p>
          </table:table-cell>
          <table:table-cell office:value-type="float" office:value="1" calcext:value-type="float">
            <text:p>1.0</text:p>
          </table:table-cell>
          <table:table-cell office:value-type="float" office:value="1433.4" calcext:value-type="float">
            <text:p>1433.4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94_FIRE_OFC</text:p>
          </table:table-cell>
          <table:table-cell office:value-type="float" office:value="1006.9" calcext:value-type="float">
            <text:p>1006.9</text:p>
          </table:table-cell>
          <table:table-cell office:value-type="float" office:value="1" calcext:value-type="float">
            <text:p>1.0</text:p>
          </table:table-cell>
          <table:table-cell office:value-type="float" office:value="496.8" calcext:value-type="float">
            <text:p>496.8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94_RESCUE</text:p>
          </table:table-cell>
          <table:table-cell office:value-type="float" office:value="1006.9" calcext:value-type="float">
            <text:p>1006.9</text:p>
          </table:table-cell>
          <table:table-cell office:value-type="float" office:value="1" calcext:value-type="float">
            <text:p>1.0</text:p>
          </table:table-cell>
          <table:table-cell office:value-type="float" office:value="1217.8" calcext:value-type="float">
            <text:p>1217.8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94_RESCUE_DUTY</text:p>
          </table:table-cell>
          <table:table-cell office:value-type="float" office:value="1006.9" calcext:value-type="float">
            <text:p>1006.9</text:p>
          </table:table-cell>
          <table:table-cell office:value-type="float" office:value="1" calcext:value-type="float">
            <text:p>1.0</text:p>
          </table:table-cell>
          <table:table-cell office:value-type="float" office:value="1598" calcext:value-type="float">
            <text:p>1598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94_RESCUE_OFC</text:p>
          </table:table-cell>
          <table:table-cell office:value-type="float" office:value="1006.9" calcext:value-type="float">
            <text:p>1006.9</text:p>
          </table:table-cell>
          <table:table-cell office:value-type="float" office:value="1" calcext:value-type="float">
            <text:p>1.0</text:p>
          </table:table-cell>
          <table:table-cell office:value-type="float" office:value="1217.8" calcext:value-type="float">
            <text:p>1217.8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95_RESCUE</text:p>
          </table:table-cell>
          <table:table-cell office:value-type="float" office:value="1034.7" calcext:value-type="float">
            <text:p>1034.7</text:p>
          </table:table-cell>
          <table:table-cell office:value-type="float" office:value="1" calcext:value-type="float">
            <text:p>1.0</text:p>
          </table:table-cell>
          <table:table-cell office:value-type="float" office:value="1122.5" calcext:value-type="float">
            <text:p>1122.5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95_RESCUE_DUTY</text:p>
          </table:table-cell>
          <table:table-cell office:value-type="float" office:value="1034.7" calcext:value-type="float">
            <text:p>1034.7</text:p>
          </table:table-cell>
          <table:table-cell office:value-type="float" office:value="1" calcext:value-type="float">
            <text:p>1.0</text:p>
          </table:table-cell>
          <table:table-cell office:value-type="float" office:value="1642" calcext:value-type="float">
            <text:p>1642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95_RESCUE_OFC</text:p>
          </table:table-cell>
          <table:table-cell office:value-type="float" office:value="1034.7" calcext:value-type="float">
            <text:p>1034.7</text:p>
          </table:table-cell>
          <table:table-cell office:value-type="float" office:value="1" calcext:value-type="float">
            <text:p>1.0</text:p>
          </table:table-cell>
          <table:table-cell office:value-type="float" office:value="1185.2" calcext:value-type="float">
            <text:p>1185.2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98_FIRE</text:p>
          </table:table-cell>
          <table:table-cell office:value-type="float" office:value="1063.2" calcext:value-type="float">
            <text:p>1063.2</text:p>
          </table:table-cell>
          <table:table-cell office:value-type="float" office:value="1" calcext:value-type="float">
            <text:p>1.0</text:p>
          </table:table-cell>
          <table:table-cell office:value-type="float" office:value="1433.4" calcext:value-type="float">
            <text:p>1433.4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98_FIRE_OFC</text:p>
          </table:table-cell>
          <table:table-cell office:value-type="float" office:value="1063.2" calcext:value-type="float">
            <text:p>1063.2</text:p>
          </table:table-cell>
          <table:table-cell office:value-type="float" office:value="1" calcext:value-type="float">
            <text:p>1.0</text:p>
          </table:table-cell>
          <table:table-cell office:value-type="float" office:value="496.2" calcext:value-type="float">
            <text:p>496.2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98_RESCUE</text:p>
          </table:table-cell>
          <table:table-cell office:value-type="float" office:value="1063.2" calcext:value-type="float">
            <text:p>1063.2</text:p>
          </table:table-cell>
          <table:table-cell office:value-type="float" office:value="1" calcext:value-type="float">
            <text:p>1.0</text:p>
          </table:table-cell>
          <table:table-cell office:value-type="float" office:value="1217.8" calcext:value-type="float">
            <text:p>1217.8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98_RESCUE_DUTY</text:p>
          </table:table-cell>
          <table:table-cell office:value-type="float" office:value="1063.2" calcext:value-type="float">
            <text:p>1063.2</text:p>
          </table:table-cell>
          <table:table-cell office:value-type="float" office:value="1" calcext:value-type="float">
            <text:p>1.0</text:p>
          </table:table-cell>
          <table:table-cell office:value-type="float" office:value="1598" calcext:value-type="float">
            <text:p>1598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98_RESCUE_OFC</text:p>
          </table:table-cell>
          <table:table-cell office:value-type="float" office:value="1063.2" calcext:value-type="float">
            <text:p>1063.2</text:p>
          </table:table-cell>
          <table:table-cell office:value-type="float" office:value="1" calcext:value-type="float">
            <text:p>1.0</text:p>
          </table:table-cell>
          <table:table-cell office:value-type="float" office:value="1395" calcext:value-type="float">
            <text:p>1395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EMS_MOB</text:p>
          </table:table-cell>
          <table:table-cell office:value-type="float" office:value="1830.5" calcext:value-type="float">
            <text:p>1830.5</text:p>
          </table:table-cell>
          <table:table-cell office:value-type="float" office:value="1" calcext:value-type="float">
            <text:p>1.0</text:p>
          </table:table-cell>
          <table:table-cell office:value-type="float" office:value="1321.2" calcext:value-type="float">
            <text:p>1321.2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MFC</text:p>
          </table:table-cell>
          <table:table-cell office:value-type="float" office:value="1830.5" calcext:value-type="float">
            <text:p>1830.5</text:p>
          </table:table-cell>
          <table:table-cell office:value-type="float" office:value="1" calcext:value-type="float">
            <text:p>1.0</text:p>
          </table:table-cell>
          <table:table-cell office:value-type="float" office:value="1122.5" calcext:value-type="float">
            <text:p>1122.5</text:p>
          </table:table-cell>
          <table:table-cell office:value-type="float" office:value="3" calcext:value-type="float">
            <text:p>3.0</text:p>
          </table:table-cell>
        </table:table-row>
      </table:table>
      <table:named-expressions/>
      <table:database-ranges>
        <table:database-range table:name="__Anonymous_Sheet_DB__0" table:target-range-address="Sheet2.A1:Sheet2.E9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30T11:10:28.953396976</dc:date>
    <meta:editing-duration>PT15H22M58S</meta:editing-duration>
    <meta:editing-cycles>3</meta:editing-cycles>
    <meta:generator>LibreOffice/6.0.7.3$Linux_X86_64 LibreOffice_project/00m0$Build-3</meta:generator>
    <meta:document-statistic meta:table-count="1" meta:cell-count="455" meta:object-count="0"/>
  </office:meta>
</office:document-meta>
</file>